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esRequestCondition.ProducesRequestCondition( String [ ] produces , @ Nullable String [ ] headers , @ Nullable ContentNegotiation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sRequestCondition.indexOfEqualMediaType( MediaType media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ducesRequestCondition.ProducesRequestCondition( String ... produ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clearMediaTypesAttribut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MediaTypeExpression.ProduceMediaType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MediaTypeExpression.ProduceMediaTypeExpression( MediaType mediaType , boolean n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getMatchingCondition(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ducesRequestCondition.getProducibleMedia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.ProducesRequestCondition( List &lt; ProduceMediaTypeExpression &gt; expressions , ProducesRequestCondi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ducesRequestCondition.compareTo( ProducesRequestCondition other , HttpServlet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ducesRequestCondition.getExpressionsToComp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MediaTypeExpression.matchMediaType( List &lt; MediaType &gt; acceptedMedia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ducesRequestCondition.getMatchingExpressions( List &lt; MediaType &gt; acceptedMedia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ducesRequestCondi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MediaTypeExpression.match( List &lt; MediaType &gt; accepted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duce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combine( ProducesRequestCondition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parseExpressions( String [ ] produces , @ Nullable String [ ] head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ducesRequestCondition.getAcceptedMediaTypes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ducesRequestCondition.indexOfIncludedMediaType(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ducesRequestCondit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ProducesRequestCondition( String [ ] produces , @ Nullable String [ ]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compareMatchingMediaTypes( ProducesRequestCondition condition1 , int index1 , ProducesRequestCondition condition2 , int index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